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Avenir Next Demi Bold" svg:font-family="'Avenir Next Demi Bold'" style:font-family-generic="swiss"/>
    <style:font-face style:name="Avenir Next Heavy" svg:font-family="'Avenir Next Heavy'" style:font-family-generic="swiss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Ubuntu variable" svg:font-family="'Ubuntu variable', Ubuntu, apple-system, 'Segoe UI', Roboto, Oxygen, Cantarell, 'Fira Sans', 'Droid Sans', 'Helvetica Neue', sans-serif"/>
  </office:font-face-decls>
  <office:automatic-styles>
    <style:style style:name="P1" style:family="paragraph" style:parent-style-name="Standard">
      <style:paragraph-properties fo:margin-top="0in" fo:margin-bottom="0.1098in" style:contextual-spacing="true">
        <style:tab-stops>
          <style:tab-stop style:position="4.922in"/>
        </style:tab-stops>
      </style:paragraph-properties>
      <style:text-properties officeooo:paragraph-rsid="0020b861"/>
    </style:style>
    <style:style style:name="P2" style:family="paragraph" style:parent-style-name="Standard">
      <style:paragraph-properties>
        <style:tab-stops>
          <style:tab-stop style:position="4.922in"/>
        </style:tab-stops>
      </style:paragraph-properties>
      <style:text-properties officeooo:paragraph-rsid="0020b861"/>
    </style:style>
    <style:style style:name="P3" style:family="paragraph" style:parent-style-name="Standard">
      <style:paragraph-properties>
        <style:tab-stops>
          <style:tab-stop style:position="4.922in"/>
        </style:tab-stops>
      </style:paragraph-properties>
      <style:text-properties officeooo:rsid="00083926" officeooo:paragraph-rsid="0020b861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paragraph-rsid="0020b861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rsid="000c8466" officeooo:paragraph-rsid="0020b861"/>
    </style:style>
    <style:style style:name="P6" style:family="paragraph" style:parent-style-name="Text_20_body">
      <style:paragraph-properties fo:margin-left="0in" fo:margin-right="0in" fo:line-height="150%" fo:orphans="2" fo:widows="2" fo:text-indent="0in" style:auto-text-indent="false"/>
      <style:text-properties officeooo:paragraph-rsid="0020b861"/>
    </style:style>
    <style:style style:name="P7" style:family="paragraph" style:parent-style-name="Heading_20_1">
      <style:paragraph-properties fo:margin-top="0in" fo:margin-bottom="0in" style:contextual-spacing="false">
        <style:tab-stops>
          <style:tab-stop style:position="4.922in"/>
        </style:tab-stops>
      </style:paragraph-properties>
      <style:text-properties officeooo:paragraph-rsid="0020b861"/>
    </style:style>
    <style:style style:name="P8" style:family="paragraph" style:parent-style-name="Standard">
      <style:paragraph-properties>
        <style:tab-stops>
          <style:tab-stop style:position="4.922in"/>
        </style:tab-stops>
      </style:paragraph-properties>
      <style:text-properties officeooo:rsid="00083926" officeooo:paragraph-rsid="0020b861"/>
    </style:style>
    <style:style style:name="P9" style:family="paragraph" style:parent-style-name="Standard">
      <style:paragraph-properties>
        <style:tab-stops>
          <style:tab-stop style:position="4.922in"/>
        </style:tab-stops>
      </style:paragraph-properties>
      <style:text-properties fo:font-variant="normal" fo:text-transform="none" fo:color="#000000" loext:opacity="100%" style:font-name="Ubuntu variable" fo:font-size="12pt" fo:letter-spacing="normal" fo:font-style="normal" fo:font-weight="normal" officeooo:rsid="000f5b24" officeooo:paragraph-rsid="00256007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paragraph-rsid="0020b861"/>
    </style:style>
    <style:style style:name="P11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paragraph-rsid="0020b861"/>
    </style:style>
    <style:style style:name="P12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paragraph-rsid="00275c30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Ubuntu variable" fo:font-size="12pt" fo:letter-spacing="normal" fo:font-style="normal" fo:font-weight="normal" officeooo:paragraph-rsid="0020b861"/>
    </style:style>
    <style:style style:name="P14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rsid="000f5b24" officeooo:paragraph-rsid="0022cb94"/>
    </style:style>
    <style:style style:name="P15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rsid="000f5b24" officeooo:paragraph-rsid="002425af"/>
    </style:style>
    <style:style style:name="P16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rsid="000f5b24" officeooo:paragraph-rsid="00256007"/>
    </style:style>
    <style:style style:name="P17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rsid="002425af" officeooo:paragraph-rsid="00256007"/>
    </style:style>
    <style:style style:name="P18" style:family="paragraph" style:parent-style-name="Text_20_body">
      <style:paragraph-properties fo:margin-left="0in" fo:margin-right="0in" fo:line-height="150%" fo:orphans="2" fo:widows="2" fo:text-indent="0in" style:auto-text-indent="false"/>
      <style:text-properties officeooo:paragraph-rsid="0020b861"/>
    </style:style>
    <style:style style:name="P19" style:family="paragraph" style:parent-style-name="Text_20_body">
      <style:paragraph-properties fo:margin-left="0in" fo:margin-right="0in" fo:line-height="150%" fo:orphans="2" fo:widows="2" fo:text-indent="0in" style:auto-text-indent="false"/>
      <style:text-properties officeooo:paragraph-rsid="0022cb94"/>
    </style:style>
    <style:style style:name="P20" style:family="paragraph" style:parent-style-name="Text_20_body">
      <style:paragraph-properties fo:margin-left="0in" fo:margin-right="0in" fo:line-height="150%" fo:orphans="2" fo:widows="2" fo:text-indent="0in" style:auto-text-indent="false"/>
      <style:text-properties officeooo:paragraph-rsid="002425af"/>
    </style:style>
    <style:style style:name="P21" style:family="paragraph" style:parent-style-name="Text_20_body">
      <style:paragraph-properties fo:margin-left="0in" fo:margin-right="0in" fo:line-height="150%" fo:orphans="2" fo:widows="2" fo:text-indent="0in" style:auto-text-indent="false"/>
      <style:text-properties officeooo:paragraph-rsid="00256007"/>
    </style:style>
    <style:style style:name="P22" style:family="paragraph" style:parent-style-name="Text_20_body">
      <style:paragraph-properties fo:margin-left="0in" fo:margin-right="0in" fo:line-height="150%" fo:orphans="2" fo:widows="2" fo:text-indent="0in" style:auto-text-indent="false"/>
      <style:text-properties officeooo:paragraph-rsid="0027e7d3"/>
    </style:style>
    <style:style style:name="T1" style:family="text">
      <style:text-properties fo:font-variant="normal" fo:text-transform="none" fo:color="#000000" loext:opacity="100%" style:font-name="Ubuntu variable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0d8c26"/>
    </style:style>
    <style:style style:name="T3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0fdf77"/>
    </style:style>
    <style:style style:name="T4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1382c"/>
    </style:style>
    <style:style style:name="T5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16b25"/>
    </style:style>
    <style:style style:name="T6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2cb94"/>
    </style:style>
    <style:style style:name="T7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425af"/>
    </style:style>
    <style:style style:name="T8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425af" style:font-style-asian="normal" style:font-style-complex="normal"/>
    </style:style>
    <style:style style:name="T9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56007" style:font-style-asian="normal" style:font-style-complex="normal"/>
    </style:style>
    <style:style style:name="T10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75c30" style:font-style-asian="normal" style:font-style-complex="normal"/>
    </style:style>
    <style:style style:name="T11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7e7d3" style:font-style-asian="normal" style:font-style-complex="normal"/>
    </style:style>
    <style:style style:name="T12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56007"/>
    </style:style>
    <style:style style:name="T13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0f5b24"/>
    </style:style>
    <style:style style:name="T14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75c30"/>
    </style:style>
    <style:style style:name="T15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7e7d3"/>
    </style:style>
    <style:style style:name="T16" style:family="text">
      <style:text-properties style:font-name="Avenir Next Heavy" fo:font-weight="normal" style:font-weight-asian="normal" style:font-weight-complex="normal"/>
    </style:style>
    <style:style style:name="T17" style:family="text">
      <style:text-properties officeooo:rsid="000fdf77"/>
    </style:style>
    <style:style style:name="T18" style:family="text">
      <style:text-properties officeooo:rsid="0022cb94"/>
    </style:style>
    <style:style style:name="T19" style:family="text">
      <style:text-properties officeooo:rsid="00275c30"/>
    </style:style>
    <style:style style:name="T20" style:family="text">
      <style:text-properties officeooo:rsid="002425af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 loext:marker-style-name="T16"><text:span text:style-name="T16">David M. Morgan, Ph.D. </text:span></text:h>
      <text:p text:style-name="P1">Winnipeg, MB | (902) 318-4906 | <text:a xlink:type="simple" xlink:href="mailto:dmmorgan@gmail.com" text:style-name="Internet_20_link" text:visited-style-name="Visited_20_Internet_20_Link"><text:span text:style-name="Internet_20_link">dmmorgan@gmail.com</text:span></text:a> </text:p>
      <text:p text:style-name="P1">dmmorganphd.github.io/DMMCanonical/</text:p>
      <text:p text:style-name="P1">linkedin.com/in/dmmphdchemist</text:p>
      <text:p text:style-name="P2">___________________________________________________________________________</text:p>
      <text:p text:style-name="P19"><text:span text:style-name="T3"/></text:p>
      <text:p text:style-name="P19"><text:span text:style-name="T6">October 9, 2024</text:span></text:p>
      <text:p text:style-name="P19"><text:span text:style-name="T6"/></text:p>
      <text:p text:style-name="P19"><text:span text:style-name="T6">Dear Canonical Team,</text:span></text:p>
      <text:p text:style-name="P21"><text:span text:style-name="T3">I come to you as </text:span><text:span text:style-name="T1">a </text:span><text:span text:style-name="T4">scientific and </text:span><text:span text:style-name="T1">technical </text:span><text:span text:style-name="T3">communicator</text:span><text:span text:style-name="T1"> with a programmer’s mindset </text:span><text:span text:style-name="T12">to </text:span><text:span text:style-name="T4">express keen interest in aiding </text:span><text:span text:style-name="T12">Canonical in its mission to </text:span><text:span text:style-name="T4">define the industry standard of excellence in technical communication. Trained as a research biochemist in laboratories ubiquitously </text:span><text:span text:style-name="T5">using</text:span><text:span text:style-name="T4"> </text:span><text:span text:style-name="T5">Linux to run </text:span><text:span text:style-name="T4">advanced instrumentation </text:span><text:span text:style-name="T12">and </text:span><text:span text:style-name="T7">to implement modern </text:span><text:span text:style-name="T4">molecular modeling </text:span><text:span text:style-name="T12">and </text:span><text:span text:style-name="T5">bioinformatics, I have been </text:span><text:span text:style-name="T7">a </text:span><text:span text:style-name="T12">long-time user of Linux and a subset of the high-end </text:span><text:span text:style-name="T8">software </text:span><text:span text:style-name="T10">that modern science relies on; and of that software’s</text:span><text:span text:style-name="T8"> documentation. </text:span><text:span text:style-name="T9">That, and </text:span><text:span text:style-name="T10">the experience of </text:span><text:span text:style-name="T9">t</text:span><text:span text:style-name="T13">eaching chemistry in the classroom, </text:span><text:span text:style-name="T5">and communicating how to </text:span><text:span text:style-name="T12">implement it </text:span><text:span text:style-name="T13">– </text:span><text:span text:style-name="T12">in the teaching laboratory itself and in written instructions </text:span><text:span text:style-name="T13">– equip</text:span><text:span text:style-name="T3"> </text:span><text:span text:style-name="T13">me to understand, </text:span><text:span text:style-name="T15">benefit from, and contribute to</text:span><text:span text:style-name="T7"> the </text:span><text:span text:style-name="T13">the</text:span><text:span text:style-name="T7">ory and implementation of diataxis that you are developing.</text:span></text:p>
      <text:p text:style-name="P21"><text:span text:style-name="T7"/></text:p>
      <text:p text:style-name="P22"><text:span text:style-name="T7">A</text:span><text:span text:style-name="T15">s a lover of both language and complexity, i</text:span><text:span text:style-name="T8">t gives me satisfaction to draw out the </text:span><text:span text:style-name="T11">structure of </text:span><text:span text:style-name="T8">complex systems.</text:span></text:p>
      <text:p text:style-name="P6"><text:span text:style-name="T1">who collaborate to define </text:span><text:span text:style-name="T14">XX</text:span><text:span text:style-name="T1"> and drive </text:span><text:span text:style-name="T14">XX <text:s/></text:span><text:span text:style-name="T1">in the open-source software community.</text:span></text:p>
      <text:p text:style-name="P13">Has a record of community engagement, </text:p>
      <text:p text:style-name="P13"/>
      <text:p text:style-name="P13"/>
      <text:p text:style-name="P21"><text:span text:style-name="T5"/></text:p>
      <text:p text:style-name="P21"><text:soft-page-break/><text:span text:style-name="T5">an amateur programmer for decades and an admirer and user of Ubuntu since its public release. </text:span></text:p>
      <text:p text:style-name="P9"/>
      <text:p text:style-name="P17">my own exploration of programming to automate tasks associated with the processing of multiple large data sets, to inspect decade-old NMR-spectrometer data to bring it back to life in a recently-published structure, to my own use of programming in curve-fitting and other contexts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Avenir Next Demi Bold" svg:font-family="'Avenir Next Demi Bold'" style:font-family-generic="swiss"/>
    <style:font-face style:name="Avenir Next Heavy" svg:font-family="'Avenir Next Heavy'" style:font-family-generic="swiss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Ubuntu variable" svg:font-family="'Ubuntu variable', Ubuntu, apple-system, 'Segoe UI', Roboto, Oxygen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335in" fo:margin-bottom="0in" style:contextual-spacing="false">
        <style:tab-stops>
          <style:tab-stop style:position="4.922in"/>
        </style:tab-stops>
      </style:paragraph-properties>
      <style:text-properties fo:color="#404040" loext:opacity="100%" style:font-name="Avenir Next Demi Bold" fo:font-family="'Avenir Next Demi Bold'" style:font-family-generic="swiss" fo:font-size="14pt" fo:font-weight="bold" style:font-size-asian="14pt" style:font-weight-asian="bold" style:font-size-complex="14pt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color="#404040" loext:opacity="100%" fo:font-size="24pt" fo:font-weight="bold" style:font-size-asian="24pt" style:font-weight-asian="bold" style:font-size-complex="24pt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4:39:21.694619701</meta:creation-date>
    <dc:date>2024-10-10T13:37:50.809423285</dc:date>
    <meta:editing-duration>PT21H26M36S</meta:editing-duration>
    <meta:editing-cycles>4</meta:editing-cycles>
    <meta:generator>LibreOffice/7.6.7.2$Linux_X86_64 LibreOffice_project/dd47e4b30cb7dab30588d6c79c651f218165e3c5</meta:generator>
    <meta:document-statistic meta:table-count="0" meta:image-count="0" meta:object-count="0" meta:page-count="2" meta:paragraph-count="13" meta:word-count="243" meta:character-count="1679" meta:non-whitespace-character-count="1442"/>
  </office:meta>
</office:document-meta>
</file>